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#729fcf" fo:keep-together="auto">
        <style:background-image/>
      </style:table-row-properties>
    </style:style>
    <style:style style:name="Table1.A1" style:family="table-cell">
      <style:table-cell-properties fo:background-color="transparent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P1" style:family="paragraph" style:parent-style-name="Standard">
      <style:text-properties officeooo:rsid="001dd40d" officeooo:paragraph-rsid="001dd40d"/>
    </style:style>
    <style:style style:name="P2" style:family="paragraph" style:parent-style-name="Standard">
      <style:text-properties officeooo:rsid="001e6ae2" officeooo:paragraph-rsid="001e6ae2"/>
    </style:style>
    <style:style style:name="P3" style:family="paragraph" style:parent-style-name="Standard">
      <style:text-properties officeooo:rsid="0026a54d" officeooo:paragraph-rsid="0026a54d"/>
    </style:style>
    <style:style style:name="P4" style:family="paragraph" style:parent-style-name="Table_20_Contents">
      <style:text-properties fo:color="#000000" loext:opacity="100%" officeooo:rsid="0026a54d" officeooo:paragraph-rsid="0026a54d" fo:background-color="transparent"/>
    </style:style>
    <style:style style:name="P5" style:family="paragraph" style:parent-style-name="Standard">
      <style:text-properties fo:font-size="18pt" fo:font-weight="bold" officeooo:rsid="000b4e34" officeooo:paragraph-rsid="000b4e34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b4e34" officeooo:paragraph-rsid="000b4e34"/>
    </style:style>
    <style:style style:name="T1" style:family="text">
      <style:text-properties officeooo:rsid="00293f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ntenhausen" text:name="customer.0.address.city"/>
        <text:user-field-decl office:value-type="string" office:string-value="Donald" text:name="customer.0.firstName"/>
        <text:user-field-decl office:value-type="string" office:string-value="Duck" text:name="customer.0.lastName"/>
        <text:user-field-decl office:value-type="string" office:string-value="Hauptstraße 1" text:name="customer.0.address.street"/>
        <text:user-field-decl office:value-type="string" office:string-value="12345" text:name="customer.0.address.postcode"/>
        <text:user-field-decl office:value-type="string" office:string-value="donald.duck@disney.com" text:name="customer.0.contact.email"/>
        <text:user-field-decl office:value-type="string" office:string-value="MALE" text:name="customer.0.gender"/>
        <text:user-field-decl office:value-type="string" office:string-value="Entenhausen" text:name="customer.address.city"/>
        <text:user-field-decl office:value-type="string" office:string-value="Donald" text:name="customer.firstName"/>
        <text:user-field-decl office:value-type="string" office:string-value="Duck" text:name="customer.lastName"/>
        <text:user-field-decl office:value-type="string" office:string-value="Hauptstraße 1" text:name="customer.address.street"/>
        <text:user-field-decl office:value-type="string" office:string-value="12345" text:name="customer.address.postcode"/>
        <text:user-field-decl office:value-type="string" office:string-value="Max" text:name="firstname"/>
        <text:user-field-decl office:value-type="string" office:string-value="Mustermann" text:name="lastname"/>
      </text:user-field-decls>
      <text:p text:style-name="P1"><text:user-field-get text:name="customer.0.firstName">Donald</text:user-field-get><text:s/><text:user-field-get text:name="customer.0.lastName">Duck</text:user-field-get></text:p>
      <text:p text:style-name="P1"><text:user-field-get text:name="customer.0.address.street">Hauptstraße 1</text:user-field-get></text:p>
      <text:p text:style-name="P1"><text:user-field-get text:name="customer.0.address.postcode">12345</text:user-field-get><text:s/><text:user-field-get text:name="customer.0.address.city">Entenhausen</text:user-field-get></text:p>
      <text:p text:style-name="P1">email: <text:user-field-get text:name="customer.0.contact.email">donald.duck@disney.com</text:user-field-get></text:p>
      <text:p text:style-name="P1"/>
      <text:p text:style-name="P2">Dear <text:conditional-text text:condition="ooow:customer.0.gender == &quot;MALE&quot;" text:string-value-if-true="Mr" text:string-value-if-false="Ms">Mr</text:conditional-text><text:s/><text:user-field-get text:name="customer.0.lastName">Duck</text:user-field-get>,</text:p>
      <text:p text:style-name="P2"/>
      <text:p text:style-name="P3">This are the customers of the list (as section):</text:p>
      <text:p text:style-name="P3"/>
      <text:section text:style-name="Sect1" text:name="Customer_Section">
        <text:p text:style-name="P3"><text:user-field-get text:name="customer.firstName">Donald</text:user-field-get><text:s/><text:user-field-get text:name="customer.lastName">Duck</text:user-field-get>, <text:user-field-get text:name="customer.address.street">Hauptstraße 1</text:user-field-get>, <text:user-field-get text:name="customer.address.postcode">12345</text:user-field-get><text:s/><text:user-field-get text:name="customer.address.city">Entenhausen</text:user-field-get></text:p>
      </text:section>
      <text:p text:style-name="P3"/>
      <text:p text:style-name="P3"/>
      <text:p text:style-name="P3">Th<text:span text:style-name="T1">i</text:span>s are the customers of the list (as table)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4">Street</text:p>
          </table:table-cell>
          <table:table-cell table:style-name="Table1.B1" office:value-type="string">
            <text:p text:style-name="P4">City</text:p>
          </table:table-cell>
        </table:table-row>
        <table:table-row>
          <table:table-cell table:style-name="Table1.A2" office:value-type="string">
            <text:p text:style-name="Table_20_Contents"><text:user-field-get text:name="customer.firstName">Donald</text:user-field-get><text:s/><text:user-field-get text:name="customer.lastName">Duck</text:user-field-get></text:p>
          </table:table-cell>
          <table:table-cell table:style-name="Table1.B2" office:value-type="string">
            <text:p text:style-name="Table_20_Contents"><text:user-field-get text:name="customer.address.street">Hauptstraße 1</text:user-field-get></text:p>
          </table:table-cell>
          <table:table-cell table:style-name="Table1.C2" office:value-type="string">
            <text:p text:style-name="Table_20_Contents"><text:user-field-get text:name="customer.address.postcode">12345</text:user-field-get><text:s/><text:user-field-get text:name="customer.address.city">Entenhausen</text:user-field-get></text:p>
          </table:table-cell>
        </table:table-row>
      </table:table>
      <text:p text:style-name="P3"/>
      <text:section text:style-name="Sect2" text:name="SpecialAgreement(firstname=customer.0.firstName, lastname=customer.0.lastName)" text:protected="true">
        <text:section-source xlink:href="../../../../../blocpress/docs/samples/special_agreement.odt" text:filter-name="writer8"/>
        <text:p text:style-name="P5">Special Agreement with <text:user-field-get text:name="firstname">Max</text:user-field-get><text:s/><text:user-field-get text:name="lastname">Mustermann</text:user-field-get></text:p>
        <text:p text:style-name="P6"/>
        <text:p text:style-name="P6">Lorem ipsum...</text:p>
      </text:section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5:51:31.374529136</meta:creation-date>
    <meta:generator>LibreOffice/25.8.3.2$Linux_X86_64 LibreOffice_project/8ca8d55c161d602844f5428fa4b58097424e324e</meta:generator>
    <dc:date>2026-02-06T22:13:11.958441537</dc:date>
    <meta:editing-duration>PT1H2M25S</meta:editing-duration>
    <meta:editing-cycles>6</meta:editing-cycles>
    <meta:document-statistic meta:table-count="1" meta:image-count="0" meta:object-count="0" meta:page-count="1" meta:paragraph-count="16" meta:word-count="51" meta:character-count="327" meta:non-whitespace-character-count="292"/>
  </office:meta>
</office:document-meta>
</file>